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Sin embargo, para aprovechar al máximo los datos vinculados, la necesidad de algoritmos capaces de manejar eficazmente los gráficos RDF es inmensa. Una de las tareas principales para las aplicaciones de datos vinculados es encontrar entidades similares con un recurso determinado o evaluar en qué medida dos recursos son iguales.</text:p>
      <text:p text:style-name="Standard"/>
      <text:p text:style-name="Standard">En este documento, investigamos la efectividad de SimRank y PageRank personalizado como un medio para medir la similitud semántica en el gráfico RDF para construir un motor de recomendación basado en contenido. SimRank se ha empleado eficazmente para medir la similitud en gráficos homogéneos [27] y, de manera similar, PageRank también se ha explotado con éxito al calcular la similitud para WordNet [2, 3]. Investigamos cuán efectivamente funcionan las dos métricas con los datos vinculados. Realizamos experimentos con datos recuperados de DBpedia 2, la piedra angular de toda la nube de Linked Open Data 3, para alimentar un sistema de recomendación basado en contenido (RS) con el objetivo de evaluar la efectividad de las dos métricas. De hecho, el conocimiento codificado en los conjuntos de datos semánticos del proyecto Linked Open Data puede explotarse para mejorar el rendimiento de los enfoques de recomendación basados ​​en el contenido (CB) [5]. Tales sistemas intentan recomendar elementos similares a los que a un usuario dado le han gustado en el pasado, haciendo coincidir los atributos de un perfil de usuario en el que se almacenan las preferencias e intereses, con los atributos del contenido descriptivo de los elementos [15]. Usamos los valores calculados con SimRank y PageRank personalizado, para encontrar similitudes entre los artículos y usarlos para producir la lista final de recomendaciones.</text:p>
      <text:p text:style-name="Standard"/>
      <text:p text:style-name="Standard">Nuestra evaluación experimental se realizó utilizando el conocido conjunto de datos de Last.fm 4 para la recomendación de artistas musicales. Comparamos los resultados de nuestras recomendaciones con otras dos líneas de base basadas en contenido que miden su precisión con precisión y métricas de recuperación, así como también miden la cobertura del catálogo, la distribución de artículos y la novedad.</text:p>
      <text:p text:style-name="Standard"/>
      <text:p text:style-name="Standard">La similitud se calcula según las relaciones de objeto a objeto: la similitud entre dos nodos depende de sus vecinos. Dos nodos se consideran similares si son referenciados por nodos simila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2T23:27:00.440170359</meta:creation-date>
    <dc:date>2019-09-03T00:29:37.746335123</dc:date>
    <meta:editing-duration>PT12M16S</meta:editing-duration>
    <meta:editing-cycles>1</meta:editing-cycles>
    <meta:document-statistic meta:table-count="0" meta:image-count="0" meta:object-count="0" meta:page-count="1" meta:paragraph-count="4" meta:word-count="361" meta:character-count="2347" meta:non-whitespace-character-count="1988"/>
    <meta:generator>LibreOffice/6.2.6.2$Linux_X86_64 LibreOffice_project/20$Build-2</meta:generator>
  </office:meta>
</office:document-meta>
</file>